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paragraph-rsid="001ce232"/>
    </style:style>
    <style:style style:name="P2" style:family="paragraph" style:parent-style-name="Text_20_body">
      <style:text-properties officeooo:paragraph-rsid="001ce232"/>
    </style:style>
    <style:style style:name="P3" style:family="paragraph" style:parent-style-name="Standard">
      <style:text-properties officeooo:rsid="000930ea" officeooo:paragraph-rsid="001ce232"/>
    </style:style>
    <style:style style:name="P4" style:family="paragraph" style:parent-style-name="Standard">
      <style:text-properties officeooo:paragraph-rsid="001ce232"/>
    </style:style>
    <style:style style:name="P5" style:family="paragraph" style:parent-style-name="Standard">
      <style:text-properties fo:font-size="12pt" fo:font-weight="normal" officeooo:rsid="000930ea" officeooo:paragraph-rsid="001ce232" style:font-size-asian="10.5pt" style:font-weight-asian="normal" style:font-size-complex="12pt" style:font-weight-complex="normal"/>
    </style:style>
    <style:style style:name="P6" style:family="paragraph" style:parent-style-name="Standard">
      <style:text-properties fo:font-size="12pt" fo:font-weight="bold" officeooo:rsid="000930ea" officeooo:paragraph-rsid="001ce232" style:font-size-asian="10.5pt" style:font-weight-asian="bold" style:font-size-complex="12pt" style:font-weight-complex="bold"/>
    </style:style>
    <style:style style:name="P7" style:family="paragraph" style:parent-style-name="Standard">
      <style:text-properties fo:font-size="14pt" fo:font-weight="bold" officeooo:rsid="000930ea" officeooo:paragraph-rsid="001ce232"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Assignment 2: Processing multiple Shape files</text:h>
      <text:p text:style-name="P2">In this assignment you will find the largest perimeter over several shapes by examining several files representing shapes, calculating the size of the largest perimeter and also the name of the file with the largest perimeter. You will add new methods to the PerimeterAssignmentRunner class.</text:p>
      <text:p text:style-name="P2">The PerimeterAssignmentRunner class already includes the following method you should understand the following. The printFileNames method has no parameters and no return value, hence return type void. This method first creates a DirectoryResource. When this happens you are prompted to select a file or files. You can select a bunch of files together by clicking on the name of one file, and then hold down the shift key and select a second file. All the files between the first and second file will be highlighted. The code then iterates over all the files you have selected using a for loop and the selectedFiles method, printing out the filename for each file.</text:p>
      <text:p text:style-name="P2">For this assignment, you will add or modify several methods in the PerimeterAssigmentRunner class:</text:p>
      <text:p text:style-name="P2"><text:span text:style-name="Strong_20_Emphasis">1. Complete writing the method getLargestPerimeterMultipleFiles</text:span> that has no parameters. This method creates a DirectoryResource (so you can select multiple files) and then iterates over these files. For each File f, it converts the file into a FileResource with the line</text:p>
      <text:p text:style-name="P2">FileResource fr = new FileResource(f); </text:p>
      <text:p text:style-name="P2">Then it creates a Shape from the FileResource and calculates the shapes perimeter. What else does it need to do? It needs to return the the largest perimeter over all the shapes in the files you have selected.</text:p>
      <text:p text:style-name="P2"><text:span text:style-name="Strong_20_Emphasis">2. Finish writing the void method testPerimeterMultipleFiles</text:span> to call getLargestPerimeterMultipleFiles and to print out the largest such perimeter. This method has no parameters and no return value. You will select the files when you run this method (hint: see our documentation for the DirectoryResource class).</text:p>
      <text:p text:style-name="P2"><text:span text:style-name="Strong_20_Emphasis">3. Finish writing the method getFileWithLargestPerimeter</text:span> that has no parameters. This method should, like the getLargestPerimeterMultipleFiles method, create its own Directory Resource, except that this new method returns the File that has the largest such perimeter, so it has return type File.</text:p>
      <text:p text:style-name="P2"><text:span text:style-name="Strong_20_Emphasis">4. Add code to the method testFileWithLargestPerimeter</text:span> to call getFileWithLargestPerimeter. For the File that is returned, print the name of that file.</text:p>
      <text:p text:style-name="P2">It is important to test your code with several files. </text:p>
      <text:p text:style-name="P4"/>
      <text:p text:style-name="P3">Program:</text:p>
      <text:p text:style-name="P7"/>
      <text:p text:style-name="P5">package perimeter;</text:p>
      <text:p text:style-name="P5">import java.io.File;</text:p>
      <text:p text:style-name="P5">import edu.duke.*;</text:p>
      <text:p text:style-name="P5"/>
      <text:p text:style-name="P5">public class PerimeterAssignmentRunner {</text:p>
      <text:p text:style-name="P5"><text:s text:c="4"/>public double getPerimeter (Shape s) {</text:p>
      <text:p text:style-name="P5"><text:s text:c="8"/>// Start with totalPerim = 0</text:p>
      <text:p text:style-name="P5"><text:soft-page-break/><text:s text:c="8"/>double totalPerim = 0.0;</text:p>
      <text:p text:style-name="P5"><text:s text:c="8"/>// Start wth prevPt = the last point </text:p>
      <text:p text:style-name="P5"><text:s text:c="8"/>Point prevPt = s.getLastPoint();</text:p>
      <text:p text:style-name="P5"><text:s text:c="8"/>// For each point currPt in the shape,</text:p>
      <text:p text:style-name="P5"><text:s text:c="8"/>for (Point currPt : s.getPoints()) {</text:p>
      <text:p text:style-name="P5"><text:s text:c="12"/>// Find distance from prevPt point to currPt </text:p>
      <text:p text:style-name="P5"><text:s text:c="12"/>double currDist = prevPt.distance(currPt);</text:p>
      <text:p text:style-name="P5"><text:s text:c="12"/>// Update totalPerim by currDist</text:p>
      <text:p text:style-name="P5"><text:s text:c="12"/>totalPerim = totalPerim + currDist;</text:p>
      <text:p text:style-name="P5"><text:s text:c="12"/>// Update prevPt to be currPt</text:p>
      <text:p text:style-name="P5"><text:s text:c="12"/>prevPt = currPt;</text:p>
      <text:p text:style-name="P5"><text:s text:c="8"/>}</text:p>
      <text:p text:style-name="P5"><text:s text:c="8"/>// totalPerim is the answer</text:p>
      <text:p text:style-name="P5"><text:s text:c="8"/>return totalPerim;</text:p>
      <text:p text:style-name="P5"><text:s text:c="4"/>}</text:p>
      <text:p text:style-name="P5"><text:s text:c="8"/></text:p>
      <text:p text:style-name="P5"><text:s text:c="10"/></text:p>
      <text:p text:style-name="P5"><text:s text:c="8"/></text:p>
      <text:p text:style-name="P5"><text:s text:c="4"/></text:p>
      <text:p text:style-name="P5"><text:s text:c="4"/>public double getLargestPerimeterMultipleFiles(){</text:p>
      <text:p text:style-name="P5"><text:s text:c="8"/>DirectoryResource dr = new DirectoryResource();</text:p>
      <text:p text:style-name="P5"><text:s text:c="8"/>double largestPerimeter=0.0;</text:p>
      <text:p text:style-name="P5"><text:s text:c="8"/>double <text:s/>perimeter=0.0;</text:p>
      <text:p text:style-name="P5"><text:s text:c="7"/>for (File f : dr.selectedFiles()) {</text:p>
      <text:p text:style-name="P5"><text:s text:c="11"/>FileResource fr = new FileResource(f);</text:p>
      <text:p text:style-name="P5"><text:s text:c="11"/>Shape s = new Shape(fr);</text:p>
      <text:p text:style-name="P5"><text:s text:c="11"/>perimeter=getPerimeter (s);</text:p>
      <text:p text:style-name="P5"><text:s text:c="11"/>if(largestPerimeter&lt;perimeter)</text:p>
      <text:p text:style-name="P5"><text:s text:c="11"/>largestPerimeter=perimeter; <text:s text:c="17"/></text:p>
      <text:p text:style-name="P5"><text:s text:c="5"/></text:p>
      <text:p text:style-name="P5"><text:s/>}</text:p>
      <text:p text:style-name="P5"><text:s/>return largestPerimeter;</text:p>
      <text:p text:style-name="P5"><text:s text:c="4"/>}</text:p>
      <text:p text:style-name="P5"><text:s text:c="4"/>public void testPerimeterMultipleFiles(){ <text:s text:c="8"/></text:p>
      <text:p text:style-name="P5"><text:s text:c="8"/>System.out.println(getLargestPerimeterMultipleFiles());</text:p>
      <text:p text:style-name="P5"><text:s text:c="8"/></text:p>
      <text:p text:style-name="P5"><text:s text:c="4"/>}</text:p>
      <text:p text:style-name="P5"><text:s text:c="8"/></text:p>
      <text:p text:style-name="P5"/>
      <text:p text:style-name="P5"><text:s text:c="4"/>public void printFileNames(){</text:p>
      <text:p text:style-name="P5"><text:s text:c="8"/>DirectoryResource dr = new DirectoryResource();</text:p>
      <text:p text:style-name="P5"><text:s text:c="8"/></text:p>
      <text:p text:style-name="P5"><text:s text:c="7"/>for (File f : dr.selectedFiles()) {</text:p>
      <text:p text:style-name="P5"><text:s text:c="11"/>//FileResource fr = new FileResource(f);</text:p>
      <text:p text:style-name="P5"><text:s text:c="11"/>System.out.println(f.getName());</text:p>
      <text:p text:style-name="P5"><text:s text:c="8"/>}</text:p>
      <text:p text:style-name="P5"><text:s text:c="8"/></text:p>
      <text:p text:style-name="P5"><text:s text:c="8"/></text:p>
      <text:p text:style-name="P5"><text:s text:c="8"/></text:p>
      <text:p text:style-name="P5"><text:s text:c="8"/></text:p>
      <text:p text:style-name="P5"><text:s text:c="4"/>}</text:p>
      <text:p text:style-name="P5"><text:s text:c="4"/></text:p>
      <text:p text:style-name="P5"><text:soft-page-break/><text:s text:c="6"/>public File getFileWithLargestPerimeter(){</text:p>
      <text:p text:style-name="P5"><text:s text:c="10"/></text:p>
      <text:p text:style-name="P5"><text:s text:c="8"/>DirectoryResource dr = new DirectoryResource();</text:p>
      <text:p text:style-name="P5"><text:s text:c="8"/>double largestPerimeter=0.0;</text:p>
      <text:p text:style-name="P5"><text:s text:c="8"/>double <text:s/>perimeter=0.0;</text:p>
      <text:p text:style-name="P5"><text:s text:c="8"/>File file=new File("/home/ruchitha/Downloads/Hello_World/perimeter/error.txt");</text:p>
      <text:p text:style-name="P5"><text:s text:c="7"/>for (File f : dr.selectedFiles()) {</text:p>
      <text:p text:style-name="P5"><text:s text:c="11"/></text:p>
      <text:p text:style-name="P5"><text:s text:c="11"/>FileResource fr = new FileResource(f);</text:p>
      <text:p text:style-name="P5"><text:s text:c="11"/>Shape s = new Shape(fr);</text:p>
      <text:p text:style-name="P5"><text:s text:c="11"/>perimeter=getPerimeter (s);</text:p>
      <text:p text:style-name="P5"><text:s text:c="11"/>if(largestPerimeter&lt;perimeter){</text:p>
      <text:p text:style-name="P5"><text:s text:c="11"/>largestPerimeter=perimeter;</text:p>
      <text:p text:style-name="P5"><text:s text:c="11"/>file=f;</text:p>
      <text:p text:style-name="P5"><text:s text:c="8"/>}</text:p>
      <text:p text:style-name="P5"><text:s text:c="4"/>}</text:p>
      <text:p text:style-name="P5"><text:s text:c="10"/>return file;</text:p>
      <text:p text:style-name="P5"><text:s text:c="8"/>}</text:p>
      <text:p text:style-name="P5"><text:s text:c="8"/>public void testFileWithLargestPerimeter(){</text:p>
      <text:p text:style-name="P5"><text:s text:c="12"/>System.out.println(getFileWithLargestPerimeter());</text:p>
      <text:p text:style-name="P5"><text:s text:c="12"/></text:p>
      <text:p text:style-name="P5"><text:s text:c="8"/>}</text:p>
      <text:p text:style-name="P5"><text:s text:c="4"/>public static void main (String[] args) {</text:p>
      <text:p text:style-name="P5"><text:s text:c="8"/>PerimeterAssignmentRunner pr = new PerimeterAssignmentRunner();</text:p>
      <text:p text:style-name="P5"><text:s text:c="7"/>pr.printFileNames();</text:p>
      <text:p text:style-name="P5"><text:s text:c="8"/>pr.testPerimeterMultipleFiles();</text:p>
      <text:p text:style-name="P5"><text:s text:c="8"/>pr.testFileWithLargestPerimeter();</text:p>
      <text:p text:style-name="P5"><text:s text:c="4"/>}</text:p>
      <text:p text:style-name="P5">}</text:p>
      <text:p text:style-name="P5"/>
      <text:p text:style-name="P6">output:</text:p>
      <text:p text:style-name="P5">example1.txt</text:p>
      <text:p text:style-name="P5">example2.txt</text:p>
      <text:p text:style-name="P5">24.0</text:p>
      <text:p text:style-name="P5">/home/ruchitha/Downloads/Hello_World/perimeter/example2.t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0T15:51:15.775322720</meta:creation-date>
    <dc:date>2020-01-20T15:55:32.866561579</dc:date>
    <meta:editing-duration>PT4M17S</meta:editing-duration>
    <meta:editing-cycles>2</meta:editing-cycles>
    <meta:generator>LibreOffice/6.1.6.3$Linux_X86_64 LibreOffice_project/10$Build-3</meta:generator>
    <meta:document-statistic meta:table-count="0" meta:image-count="0" meta:object-count="0" meta:page-count="3" meta:paragraph-count="103" meta:word-count="603" meta:character-count="5125" meta:non-whitespace-character-count="3923"/>
  </office:meta>
</office:document-meta>
</file>